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ab 2<text:s/>Placeholder</text:p>
      <text:p text:style-name="Normal">For 001<text:s/></text:p>
      <text:p text:style-name="Normal">I made a new repository locally. Then made a folder called pictures in that repository. Then proceeded to<text:s/>make able<text:s/>word document which I am typing in. Then took picture of both the folder and the word document and placed that into the pictures folder</text:p>
      <text:p text:style-name="Normal"/>
      <text:p text:style-name="Normal">For 002 and 003</text:p>
      <text:p text:style-name="Normal">I initialised the repository into git then I created a repository on GitHub so that I can inevitably push the local repositories to it.</text:p>
      <text:p text:style-name="Normal"/>
      <text:p text:style-name="Normal">004:</text:p>
      <text:p text:style-name="Normal">I linked github and my local git repository and then pulled to origin branch to have them synced up will be pushing in the next photo.</text:p>
      <text:p text:style-name="Normal"/>
      <text:p text:style-name="Normal">005:<text:s/></text:p>
      <text:p text:style-name="Normal">I copied the code given to me by josh the modified it so it says my name</text:p>
      <text:p text:style-name="Normal"/>
      <text:p text:style-name="Normal">006: I entered int git status to see if I need to add anything. Then ran git add to prepare the file to be commit. Then I committed the files.<text:s/></text:p>
      <text:p text:style-name="Normal"/>
      <text:p text:style-name="Normal">007: I pushed the folders by making sure everything was added then committed them then verified that the files were all UpToDate USING GIT STATUS.</text:p>
      <text:p text:style-name="Normal">008 : Change the background to be a gradient which looks like the rainbow.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VIN JAMES</meta:initial-creator>
    <dc:creator>GAVIN JAMES</dc:creator>
    <meta:creation-date>2026-02-03T10:58:00Z</meta:creation-date>
    <dc:date>2026-02-03T11:47:00Z</dc:date>
    <meta:template xlink:href="Normal" xlink:type="simple"/>
    <meta:editing-cycles>5</meta:editing-cycles>
    <meta:editing-duration>PT2880S</meta:editing-duration>
    <meta:document-statistic meta:page-count="1" meta:paragraph-count="2" meta:word-count="152" meta:character-count="1020" meta:row-count="7" meta:non-whitespace-character-count="870"/>
  </office:meta>
</office:document-meta>
</file>